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25-06-17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25-03-28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24-12-20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24-09-2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24-06-2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24-03-14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23-12-2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23-09-1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23-06-2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23-03-08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22-12-1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22-09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22-06-23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22-03-02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21-12-1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21-09-20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21-06-11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21-03-0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20-12-3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20-09-09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20-06-24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20-03-2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9-12-2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9-09-25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9-06-19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9-03-19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8-12-06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8-09-1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8-06-20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8-03-08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8-01-03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7-09-2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7-06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7-03-1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6-12-02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6-09-21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6-06-1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6-03-03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5-12-09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5-09-24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5-06-04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5-03-0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4-12-23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4-09-1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4-06-05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4-03-0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3-12-1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3-09-1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3-06-2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3-03-0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2-12-04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2-10-04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2-06-0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2-03-0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1-12-15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1-09-2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1-06-02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1-03-0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0-12-09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0-09-2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0-06-24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10-03-04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9-12-0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9-10-0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9-06-1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9-03-0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9-01-22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8-09-1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8-06-2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8-03-2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7-12-20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7-09-20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7-06-0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7-03-22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6-12-0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6-09-2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6-06-08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6-03-02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5-12-15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5-09-29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5-03-10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4-12-02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4-09-0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4-06-03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4-03-04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3-12-04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3-09-25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3-06-0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3-03-1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2-12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2-09-1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2-06-0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2-03-14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1-12-0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1-09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1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1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0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0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0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2000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9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9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9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8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8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8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8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7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7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7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7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6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6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6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6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5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5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5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5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4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4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3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3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3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3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2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2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2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2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1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1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1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1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1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0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0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90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89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89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88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88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88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87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87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86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86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86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85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85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85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85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84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84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83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83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83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82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82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81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81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80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80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79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78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78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78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77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77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77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77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76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76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76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76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75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75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75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264</text:p>
          </table:table-cell>
          <table:table-cell office:value-type="string" calcext:value-type="string">
            <text:p>01N/17E-05DCD</text:p>
          </table:table-cell>
          <table:table-cell office:value-type="string" calcext:value-type="string">
            <text:p>1975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6" meta:object-count="0"/>
    <meta:user-defined meta:name="AppVersion">3.0</meta:user-defined>
  </office:meta>
</office:document-meta>
</file>